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Arial" svg:font-family="Arial"/>
    <style:font-face style:name="FreeSans"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row table:style-name="ro1">
          <table:table-cell office:value-type="string" calcext:value-type="string">
            <text:p>description</text:p>
          </table:table-cell>
          <table:table-cell office:value-type="string" calcext:value-type="string">
            <text:p>name</text:p>
          </table:table-cell>
        </table:table-row>
        <table:table-row table:style-name="ro1">
          <table:table-cell office:value-type="string" calcext:value-type="string">
            <text:p>Soy una mujer de nacionalidad peruana, de piel trigueña. Mi cabello es corto y de color marrón oscuro, mis ojos también son de color marrón oscuro. Uso lentes y tengo una contextura normal. Mido 153 cm, lo que me hace de estatura baja. Peso aproximadamente 60 kg y no tengo tatuajes. Estudio Ingeniería Estadística en la Universidad Nacional de Ingeniería, Lima, Perú. Me gusta bailar y cantar, y tengo un gran interés en la inteligencia artificial y el machine learning. Me considero una persona responsable, estudiosa y muy perseverante.</text:p>
          </table:table-cell>
          <table:table-cell office:value-type="string" calcext:value-type="string">
            <text:p>Frescia Yosselin Avalos Alvarado</text:p>
          </table:table-cell>
        </table:table-row>
        <table:table-row table:style-name="ro1">
          <table:table-cell office:value-type="string" calcext:value-type="string">
            <text:p>Soy un hombre de nacionalidad mexicana/rusa, de piel morena. Mi cabello es corto y de color cafe claro, mis ojos son de color marrón oscuro. Uso lentes y tengo una complexion delgada. Mido 176 cm, lo que me hace de estatura normal. Peso aproximadamente 64 kg y no tengo tatuajes. Estudio Licenciatura en Ing. de datos e Inteligencia Artificial. Me gusta escuchar musica, y tengo un gran interés en la inteligencia artificial y el machine learning. Me considero una persona chill</text:p>
          </table:table-cell>
          <table:table-cell office:value-type="string" calcext:value-type="string">
            <text:p>Piotr Enriquevitch Lopez Chernyshov</text:p>
          </table:table-cell>
        </table:table-row>
        <table:table-row table:style-name="ro1">
          <table:table-cell office:value-type="string" calcext:value-type="string">
            <text:p>Hombre de nacionalidad mexicana. Cabello castaño oscuro ondulado corto, ojos cafes oscuros. Uso lentes y tengo una complexion normal. Mido 175cm, estatura promedio. Peso aproximadamente 80kg y no tengo tatuajes. Estudio en la carrera de infenieria en datos e inteligencia artificial de la Universidad de Guanajuato. Me gusta escuchar musica y hacer cosas nuevas y desafiantes.</text:p>
          </table:table-cell>
          <table:table-cell office:value-type="string" calcext:value-type="string">
            <text:p>Emilio Muñoz Rivera</text:p>
          </table:table-cell>
        </table:table-row>
        <table:table-row table:style-name="ro1">
          <table:table-cell office:value-type="string" calcext:value-type="string">
            <text:p>Soy un joven de 20 años, de tez morena, con cabello negro oscuro y ojos cafés. Tengo una complexión un poco robusta con una estatura un poco alta de 1.8 metros. Estudio en la universidad y, como hobby, practico danza folclórica mexicana. Recientemente descubrí mi interés por la visión por computadora y el procesamiento de imágenes. Me considero una persona responsable, perseverante y capaz.</text:p>
          </table:table-cell>
          <table:table-cell office:value-type="string" calcext:value-type="string">
            <text:p>Jesus Eduardo Gonzalez Trigueros</text:p>
          </table:table-cell>
        </table:table-row>
        <table:table-row table:style-name="ro1">
          <table:table-cell office:value-type="string" calcext:value-type="string">
            <text:p>Soy una mujer de nacionalidad mexicana, de piel clara media. Mi cabello es largo color castaño. Tengo una contextura normal. Mido 153 cm. Peso entre 57kg y tengo tatuajes. Estudio ingeniería en Datos e inteligencia Artificial. Me gusta dormir, ver películas, escuchar música y salir con mis amigos. Me considero una persona alegre, comprensible y responsable.</text:p>
          </table:table-cell>
          <table:table-cell office:value-type="string" calcext:value-type="string">
            <text:p>Camila Natalia Mendoza Gonzalez </text:p>
          </table:table-cell>
        </table:table-row>
        <table:table-row table:style-name="ro1">
          <table:table-cell office:value-type="string" calcext:value-type="string">
            <text:p>Soy una joven mexicana de 20 años, mido 1.55 metros, tengo tez clara, ojos café oscuro y cabello castaño oscuro de tamaño mediano. Mi complexión es un poco robusta, peso aproximadamente 70kg, y me considero una persona feliz, responsable y optimista. Disfruto de pasatiempos como bailar, escuchar relatos de terror y música. Me considero perfeccionista, ya que me gusta que todo esté siempre en su lugar y bien organizado. Actualmente estudio Ingeniería de Datos e Inteligencia Artificial en la Universidad de Guanajuato (DICIS). </text:p>
          </table:table-cell>
          <table:table-cell office:value-type="string" calcext:value-type="string">
            <text:p>Mariana Jaqueline Peñaran Prieto </text:p>
          </table:table-cell>
        </table:table-row>
        <table:table-row table:style-name="ro1">
          <table:table-cell office:value-type="string" calcext:value-type="string">
            <text:p>Soy un hombre mexicano, de piel morena, con cabello corto y negro. Uso lentes, tengo ojos oscuros y una complexión delgada. Mido 1,72 metros y peso 73 kg. No tengo tatuajes ni piercings. Estudio Ingeniería en Ciencia de Datos e Inteligencia Artificial en la Universidad de Guanajuato. Me gusta la música, ver series y películas, jugar videojuegos y conversar con las personas que aprecio. Soy una persona activa, paciente, observadora y alegre.</text:p>
          </table:table-cell>
          <table:table-cell office:value-type="string" calcext:value-type="string">
            <text:p>José Julián Rodríguez Gutiérrez</text:p>
          </table:table-cell>
        </table:table-row>
        <table:table-row table:style-name="ro1">
          <table:table-cell office:value-type="string" calcext:value-type="string">
            <text:p>Joven adulto de 22 años, <text:s/>estudiante de la carrera de LIDIA en la UG. Tengo complexión promedio (68 kg), estatura un poco más arriba que el promedio con 178cm, tez clara, ojos también un poco claros, cabello rizado o chino desordenado de color castaño, bello facial me sale muy poco bigote y más de barba, uso lentes y me gusta vestir cómodo sobre todo lo demás. Me apasiona la programación y las matemáticas, razón por la que escogí mi carrera. Me gusta siempre estar trabajando en proyectos, ya sean escolares o personales y siempre dar el 100% para sentirme productivo. Soy un poco ansioso pero lo utilizo como motor para seguir creciendo. Me gustan los videojuegos, por eso también estoy desarrollando videojuegos como pasatiempo. Emocionalmente soy muy apasionado y empático, sin embargo generalmente no permito que mis emociones nublen mi trabajo.</text:p>
          </table:table-cell>
          <table:table-cell office:value-type="string" calcext:value-type="string">
            <text:p>Alejandro Alonso Sanchez</text:p>
          </table:table-cell>
        </table:table-row>
        <table:table-row table:style-name="ro1">
          <table:table-cell office:value-type="string" calcext:value-type="string">
            <text:p>Soy un hombre de nacionalidad mexicana, de piel trigueña. Mi cabello es un poco largo y de color castaño oscuro, mis ojos también son de color marrón. Tengo una contextura delgada. Mido 183 cm, lo que me considera un poco alto. Peso alrededor de 70kg y uso un piercing en lo oreja. Estudio Ingeniería de Datos e inteligencia artificial en la universidad de Guanajuato, Salamanca, Gto, México. Me gusta mucho jugar voleibol y salir de fiesta, me entusiasma mucho aprender sobre visión por computadora. Me considero una persona un poco vaga pero comprometido con mis responsabilidades.</text:p>
          </table:table-cell>
          <table:table-cell office:value-type="string" calcext:value-type="string">
            <text:p>Juan Ulises Calderon Huerta </text:p>
          </table:table-cell>
        </table:table-row>
        <table:table-row table:style-name="ro1">
          <table:table-cell office:value-type="string" calcext:value-type="string">
            <text:p>Soy un hombre de nacionalidad mexicana, de piel blanca. Mi cabello es corto y de color negro. Mis ojos son color marrón oscuro. Mido 181 cm, por lo que soy de estatura alta. Peso 77kg y no tengo tatuajes. Actualmente estudio Ingeniería de Datos e Inteligencia Artificial en la Universidad de Guanajuato campus Irapuato - Salamanca. Me gustan todos los deportes aunque el que actualmente hago es ir al gimnasio. Me apasiona el Deep Learning y los videojuegos, mas que nada los competitivos. Me considero una persona disciplinada y empática.</text:p>
          </table:table-cell>
          <table:table-cell office:value-type="string" calcext:value-type="string">
            <text:p>Victor Angel Lopez Romero</text:p>
          </table:table-cell>
        </table:table-row>
        <table:table-row table:style-name="ro1">
          <table:table-cell office:value-type="string" calcext:value-type="string">
            <text:p>hombre adulto de 21 años, alto, pelo negro, ojos cafes, complextura delgada, rostro alargado y con gafas de montura oscura. Su cabello es corto y oscuro, peinado hacia un lado</text:p>
          </table:table-cell>
          <table:table-cell office:value-type="string" calcext:value-type="string">
            <text:p>Jorge Emiliano Mora Herrer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Arial" svg:font-family="Arial"/>
    <style:font-face style:name="FreeSans"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AR PL KaitiM GB"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AR PL KaitiM GB" style:font-family-asian="'AR PL KaitiM GB'"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currency-style style:name="N129P0" style:volatile="true">
      <number:currency-symbol/>
      <number:number number:decimal-places="0" number:min-decimal-places="0" number:min-integer-digits="1" number:grouping="true"/>
      <number:text loext:blank-width-char=")">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loext:blank-width-char=")">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loext:blank-width-char=")">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loext:blank-width-char=")">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loext:blank-width-char=")">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loext:blank-width-char=")">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number:text>
      <number:fill-character> </number:fill-character>
      <number:text loext:blank-width-char=")1">-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loext:blank-width-char=")1">- </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currency-style style:name="N147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7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number:date-style style:name="N152">
      <number:month/>
      <number:text>/</number:text>
      <number:day/>
      <number:text>/</number:text>
      <number:year number:style="long"/>
      <number:text> </number:text>
      <number:hours/>
      <number:text>:</number:text>
      <number:minutes number:style="long"/>
      <number:text>:</number:text>
      <number:seconds number:style="long"/>
    </number:date-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0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6T01:59:19.163745700</meta:creation-date>
    <dc:date>2024-11-06T09:52:43.994844589</dc:date>
    <meta:editing-duration>PT7H53M25S</meta:editing-duration>
    <meta:editing-cycles>2</meta:editing-cycles>
    <meta:generator>LibreOffice/24.8.2.1$Linux_X86_64 LibreOffice_project/480$Build-1</meta:generator>
    <meta:document-statistic meta:table-count="1" meta:cell-count="24" meta:object-count="0"/>
  </office:meta>
</office:document-meta>
</file>